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3e8e" officeooo:paragraph-rsid="00003e8e"/>
    </style:style>
    <style:style style:name="P2" style:family="paragraph" style:parent-style-name="Preformatted_20_Text">
      <style:text-properties fo:font-weight="bold" officeooo:rsid="00003e8e" officeooo:paragraph-rsid="00003e8e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03e8e" officeooo:paragraph-rsid="00003e8e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I Assignment 4</text:p>
      <text:p text:style-name="P3">Lift Management System</text:p>
      <text:p text:style-name="P3">Bonus Part</text:p>
      <text:p text:style-name="P1"/>
      <text:p text:style-name="P1">We have basically implemented a Greedy Policy with some additional Optimizations.</text:p>
      <text:p text:style-name="P1"/>
      <text:p text:style-name="P1">The policy does the following:</text:p>
      <text:p text:style-name="P1"/>
      <text:p text:style-name="P1">1. Each lift has 3 states: Up, Down and Empty.</text:p>
      <text:p text:style-name="P1">2. The lift in up state travels in the upward direction and opens also in the <text:tab/>upward direction.</text:p>
      <text:p text:style-name="P1">3. The lift in down state travels in the downward direction and opens also in <text:tab/>the downward direction.</text:p>
      <text:p text:style-name="P1">4. The lift in the Empty state waits for a button to be pressed and then goes to <text:tab/>the nearest floor on which an up of a down button is pressed.</text:p>
      <text:p text:style-name="P1"/>
      <text:p text:style-name="P2">Optimizations Used:</text:p>
      <text:p text:style-name="P1"/>
      <text:p text:style-name="P1">Over and above our algorithm we have used 2 optimizations:</text:p>
      <text:p text:style-name="P1"/>
      <text:p text:style-name="P1">1. We do not move a lift in empty state on a button press if another lift can <text:tab/>reach the floor on which button is pressed, earlier than this lift.</text:p>
      <text:p text:style-name="P1"/>
      <text:p text:style-name="P1">2. In case of a tie (i.e when 2 lifts are equidistant from a floor on which a <text:tab/>button is pressed) we move the lift with the lower index.</text:p>
      <text:p text:style-name="P1"/>
      <text:p text:style-name="P1">Vaibhav Bhagee (2014CS50297)</text:p>
      <text:p text:style-name="P1">Shreyan Gupta (2014CS50297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2T19:39:27.094684393</dc:date>
    <meta:document-statistic meta:table-count="0" meta:image-count="0" meta:object-count="0" meta:page-count="1" meta:paragraph-count="15" meta:word-count="178" meta:character-count="959" meta:non-whitespace-character-count="791"/>
    <meta:generator>LibreOffice/4.2.8.2$Linux_X86_64 LibreOffice_project/420m0$Build-2</meta:generator>
  </office:meta>
</office:document-meta>
</file>